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 style:data-style-name="N99">
      <style:table-cell-properties fo:background-color="#ffff00" fo:border="0.06pt solid #000000"/>
    </style:style>
    <style:style style:name="ce4" style:family="table-cell" style:parent-style-name="Default">
      <style:table-cell-properties fo:background-color="#ff9900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99">
      <style:table-cell-properties fo:background-color="#ff9900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cc00"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ackground-color="#66cc00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9900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66cc00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80808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9900"/>
      <style:text-properties style:use-window-font-color="true"/>
    </style:style>
    <style:style style:name="ce17" style:family="table-cell" style:parent-style-name="Default">
      <style:table-cell-properties fo:background-color="#ffcc00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7.41mm" svg:height="97.48mm" svg:x="153.91mm" svg:y="30.28mm">
            <loext:p draw:notify-on-update-of-ranges="Sheet1.B43:Sheet1.B47 Sheet1.A42:Sheet1.A42 Sheet1.C43:Sheet1.C47 Sheet1.E3:Sheet1.E7 Sheet1.D2:Sheet1.D2 Sheet1.F3:Sheet1.F7 Sheet1.B15:Sheet1.B15 Sheet1.A14:Sheet1.A14 Sheet1.C15:Sheet1.C15 Sheet1.B9:Sheet1.B9 Sheet1.A8:Sheet1.A8 Sheet1.C9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number-columns-repeated="12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Bounds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office:value-type="string" calcext:value-type="string">
            <text:p>Bounds X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5"/>
          <table:table-cell office:value-type="string" calcext:value-type="string">
            <text:p>Input Field</text:p>
          </table:table-cell>
          <table:table-cell/>
          <table:table-cell table:style-name="ce19" office:value-type="string" calcext:value-type="string" table:number-columns-spanned="3" table:number-rows-spanned="4">
            <text:p>Rectangle Scaling Calculation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p left</text:p>
          </table:table-cell>
          <table:table-cell table:style-name="ce9" table:formula="of:=[.B3]" office:value-type="float" office:value="0" calcext:value-type="float">
            <text:p>0</text:p>
          </table:table-cell>
          <table:table-cell table:style-name="ce9" table:formula="of:=[.B4]" office:value-type="float" office:value="672" calcext:value-type="float">
            <text:p>672</text:p>
          </table:table-cell>
          <table:table-cell/>
          <table:table-cell table:style-name="ce16"/>
          <table:table-cell office:value-type="string" calcext:value-type="string">
            <text:p>Calculation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table:style-name="ce2" office:value-type="float" office:value="672" calcext:value-type="float">
            <text:p>672</text:p>
          </table:table-cell>
          <table:table-cell/>
          <table:table-cell table:style-name="ce1" office:value-type="string" calcext:value-type="string">
            <text:p>bottom left</text:p>
          </table:table-cell>
          <table:table-cell table:style-name="ce9" table:formula="of:=[.B3]" office:value-type="float" office:value="0" calcext:value-type="float">
            <text:p>0</text:p>
          </table:table-cell>
          <table:table-cell table:style-name="ce9" table:formula="of:=[.B6]" office:value-type="float" office:value="1508" calcext:value-type="float">
            <text:p>1508</text:p>
          </table:table-cell>
          <table:table-cell/>
          <table:table-cell table:style-name="ce17"/>
          <table:table-cell office:value-type="string" calcext:value-type="string">
            <text:p>Final result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table:style-name="ce2" office:value-type="float" office:value="841" calcext:value-type="float">
            <text:p>841</text:p>
          </table:table-cell>
          <table:table-cell/>
          <table:table-cell table:style-name="ce1" office:value-type="string" calcext:value-type="string">
            <text:p>bottom right</text:p>
          </table:table-cell>
          <table:table-cell table:style-name="ce9" table:formula="of:=[.B5]" office:value-type="float" office:value="841" calcext:value-type="float">
            <text:p>841</text:p>
          </table:table-cell>
          <table:table-cell table:style-name="ce9" table:formula="of:=[.B6]" office:value-type="float" office:value="1508" calcext:value-type="float">
            <text:p>1508</text:p>
          </table:table-cell>
          <table:table-cell/>
          <table:table-cell table:style-name="ce18"/>
          <table:table-cell office:value-type="string" calcext:value-type="string">
            <text:p>Graph data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 table:style-name="ce2" office:value-type="float" office:value="1508" calcext:value-type="float">
            <text:p>1508</text:p>
          </table:table-cell>
          <table:table-cell/>
          <table:table-cell table:style-name="ce1" office:value-type="string" calcext:value-type="string">
            <text:p>top right</text:p>
          </table:table-cell>
          <table:table-cell table:style-name="ce9" table:formula="of:=[.B5]" office:value-type="float" office:value="841" calcext:value-type="float">
            <text:p>841</text:p>
          </table:table-cell>
          <table:table-cell table:style-name="ce9" table:formula="of:=[.B4]" office:value-type="float" office:value="672" calcext:value-type="float">
            <text:p>672</text:p>
          </table:table-cell>
          <table:table-cell/>
          <table:table-cell table:style-name="ce13"/>
          <table:table-cell office:value-type="string" calcext:value-type="string">
            <text:p>Comment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top left</text:p>
          </table:table-cell>
          <table:table-cell table:style-name="ce9" table:formula="of:=[.E3]" office:value-type="float" office:value="0" calcext:value-type="float">
            <text:p>0</text:p>
          </table:table-cell>
          <table:table-cell table:style-name="ce9" table:formula="of:=[.F3]" office:value-type="float" office:value="672" calcext:value-type="float">
            <text:p>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924" calcext:value-type="float">
            <text:p>924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Eve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ale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Centr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formula="of:=[.B3]+([.B5]-[.B3])/2" office:value-type="float" office:value="420.5" calcext:value-type="float">
            <text:p>420.5</text:p>
          </table:table-cell>
          <table:table-cell table:style-name="ce4" table:formula="of:=[.B4]+([.B6]-[.B4])/2" office:value-type="float" office:value="1090" calcext:value-type="float">
            <text:p>109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Left from centre</text:p>
          </table:table-cell>
          <table:table-cell table:formula="of:=[.B15]-[.B3]" office:value-type="float" office:value="420.5" calcext:value-type="float">
            <text:p>420.5</text:p>
          </table:table-cell>
          <table:table-cell table:style-name="ce10" office:value-type="string" calcext:value-type="string">
            <text:p>CentreX – left</text:p>
          </table:table-cell>
          <table:table-cell table:style-name="ce13" office:value-type="string" calcext:value-type="string">
            <text:p>Is the same value as right from cent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ft from origin</text:p>
          </table:table-cell>
          <table:table-cell table:formula="of:=[.B9]-[.B3]" office:value-type="float" office:value="540" calcext:value-type="float">
            <text:p>540</text:p>
          </table:table-cell>
          <table:table-cell table:style-name="ce10" office:value-type="string" calcext:value-type="string">
            <text:p>OriginX – 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ft diff</text:p>
          </table:table-cell>
          <table:table-cell table:formula="of:=[.B18]/[.B17]" office:value-type="float" office:value="1.28418549346017" calcext:value-type="float">
            <text:p>1.2841854935</text:p>
          </table:table-cell>
          <table:table-cell table:style-name="ce10" office:value-type="string" calcext:value-type="string">
            <text:p>left from origin / left from centre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op from centre</text:p>
          </table:table-cell>
          <table:table-cell table:formula="of:=[.C15]-[.B4]" office:value-type="float" office:value="418" calcext:value-type="float">
            <text:p>418</text:p>
          </table:table-cell>
          <table:table-cell table:style-name="ce10" office:value-type="string" calcext:value-type="string">
            <text:p>CentreY – Top</text:p>
          </table:table-cell>
          <table:table-cell table:style-name="ce13" office:value-type="string" calcext:value-type="string">
            <text:p>Is the same value as bottom from cent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 from origin</text:p>
          </table:table-cell>
          <table:table-cell table:formula="of:=[.C9]-[.B4]" office:value-type="float" office:value="252" calcext:value-type="float">
            <text:p>252</text:p>
          </table:table-cell>
          <table:table-cell table:style-name="ce10" office:value-type="string" calcext:value-type="string">
            <text:p>OriginY – 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p diff</text:p>
          </table:table-cell>
          <table:table-cell table:formula="of:=[.B22]/[.B21]" office:value-type="float" office:value="0.602870813397129" calcext:value-type="float">
            <text:p>0.6028708134</text:p>
          </table:table-cell>
          <table:table-cell table:style-name="ce10" office:value-type="string" calcext:value-type="string">
            <text:p>top from origin / top from centre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Right from centre</text:p>
          </table:table-cell>
          <table:table-cell table:formula="of:=[.B5]-[.B15]" office:value-type="float" office:value="420.5" calcext:value-type="float">
            <text:p>420.5</text:p>
          </table:table-cell>
          <table:table-cell table:style-name="ce10" office:value-type="string" calcext:value-type="string">
            <text:p>Right – Centre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rom origin</text:p>
          </table:table-cell>
          <table:table-cell table:formula="of:=[.B5]-[.B9]" office:value-type="float" office:value="301" calcext:value-type="float">
            <text:p>301</text:p>
          </table:table-cell>
          <table:table-cell table:style-name="ce10" office:value-type="string" calcext:value-type="string">
            <text:p>Right – Origin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diff</text:p>
          </table:table-cell>
          <table:table-cell table:formula="of:=[.B26]/[.B25]" office:value-type="float" office:value="0.715814506539834" calcext:value-type="float">
            <text:p>0.7158145065</text:p>
          </table:table-cell>
          <table:table-cell table:style-name="ce10" office:value-type="string" calcext:value-type="string">
            <text:p>right from origin / right from centre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Bottom from centre</text:p>
          </table:table-cell>
          <table:table-cell table:formula="of:=[.B6] - [.C15]" office:value-type="float" office:value="418" calcext:value-type="float">
            <text:p>418</text:p>
          </table:table-cell>
          <table:table-cell table:style-name="ce10" office:value-type="string" calcext:value-type="string">
            <text:p>Bottom – Centre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om from origin</text:p>
          </table:table-cell>
          <table:table-cell table:formula="of:=[.B6]-[.C9]" office:value-type="float" office:value="584" calcext:value-type="float">
            <text:p>584</text:p>
          </table:table-cell>
          <table:table-cell table:style-name="ce10" office:value-type="string" calcext:value-type="string">
            <text:p>Bottom – Origi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om diff</text:p>
          </table:table-cell>
          <table:table-cell table:formula="of:=[.B30]/[.B29]" office:value-type="float" office:value="1.39712918660287" calcext:value-type="float">
            <text:p>1.3971291866</text:p>
          </table:table-cell>
          <table:table-cell table:style-name="ce10" office:value-type="string" calcext:value-type="string">
            <text:p>bottom from origin / bottom from centre</text:p>
          </table:table-cell>
          <table:table-cell table:number-columns-repeated="3"/>
          <table:table-cell table:style-name="ce14" office:value-type="string" calcext:value-type="string" table:number-columns-spanned="8" table:number-rows-spanned="17">
            <text:p>Copyright (C) 2017 Samuel Wall</text:p>
            <text:p/>
            <text:p>    Licensed under the Apache License, Version 2.0 (the "License");</text:p>
            <text:p>    you may not use this file except in compliance with the License.</text:p>
            <text:p>    You may obtain a copy of the License at</text:p>
            <text:p/>
            <text:p>    http://www.apache.org/licenses/LICENSE-2.0</text:p>
            <text:p/>
            <text:p>    Unless required by applicable law or agreed to in writing, software</text:p>
            <text:p>    distributed under the License is distributed on an "AS IS" BASIS,</text:p>
            <text:p>    WITHOUT WARRANTIES OR CONDITIONS OF ANY KIND, either express or implied.</text:p>
            <text:p>    See the License for the specific language governing permissions and</text:p>
            <text:p>    limitations under the License.</text:p>
          </table:table-cell>
          <table:covered-table-cell table:number-columns-repeated="7"/>
        </table:table-row>
        <table:table-row table:style-name="ro1">
          <table:table-cell table:style-name="Default"/>
          <table:table-cell table:style-name="ce5"/>
          <table:table-cell table:number-columns-repeated="4"/>
          <table:covered-table-cell table:number-columns-repeated="8"/>
        </table:table-row>
        <table:table-row table:style-name="ro1">
          <table:table-cell office:value-type="string" calcext:value-type="string">
            <text:p>Doing even</text:p>
          </table:table-cell>
          <table:table-cell table:style-name="ce6" table:formula="of:=IF(AND([.B11]; [.B12]&gt;1))" office:value-type="boolean" office:boolean-value="true" calcext:value-type="boolean">
            <text:p>TRUE</text:p>
          </table:table-cell>
          <table:table-cell table:number-columns-repeated="4"/>
          <table:covered-table-cell table:number-columns-repeated="8"/>
        </table:table-row>
        <table:table-row table:style-name="ro1">
          <table:table-cell office:value-type="string" calcext:value-type="string">
            <text:p>Min change</text:p>
          </table:table-cell>
          <table:table-cell table:formula="of:=MIN([.B17]*[.$B$12]-[.B17];[.B21]*[.$B$12]-[.B21])" office:value-type="float" office:value="167.2" calcext:value-type="float">
            <text:p>167.2</text:p>
          </table:table-cell>
          <table:table-cell table:style-name="ce11"/>
          <table:table-cell table:number-columns-repeated="3"/>
          <table:covered-table-cell table:number-columns-repeated="8"/>
        </table:table-row>
        <table:table-row table:style-name="ro1">
          <table:table-cell table:style-name="Default"/>
          <table:table-cell table:style-name="ce5"/>
          <table:table-cell table:number-columns-repeated="4"/>
          <table:covered-table-cell table:number-columns-repeated="8"/>
        </table:table-row>
        <table:table-row table:style-name="ro1">
          <table:table-cell office:value-type="string" calcext:value-type="string">
            <text:p>Bounds scaled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Scale Relative</text:p>
          </table:table-cell>
          <table:table-cell table:style-name="ce1" office:value-type="string" calcext:value-type="string">
            <text:p>Scale Even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left</text:p>
          </table:table-cell>
          <table:table-cell table:style-name="ce8" table:formula="of:=IF([.$B$33];[.D37];[.C37])" office:value-type="float" office:value="-167.2" calcext:value-type="float">
            <text:p>-167.2</text:p>
          </table:table-cell>
          <table:table-cell table:style-name="ce12" table:formula="of:=[.B9]-[.B17]*[.$B$12]*[.B19]" office:value-type="float" office:value="-216" calcext:value-type="float">
            <text:p>-216</text:p>
          </table:table-cell>
          <table:table-cell table:style-name="ce12" table:formula="of:=[.B3]-[.$B$34]" office:value-type="float" office:value="-167.2" calcext:value-type="float">
            <text:p>-167.2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top</text:p>
          </table:table-cell>
          <table:table-cell table:style-name="ce8" table:formula="of:=IF([.$B$33];[.D38];[.C38])" office:value-type="float" office:value="504.8" calcext:value-type="float">
            <text:p>504.8</text:p>
          </table:table-cell>
          <table:table-cell table:style-name="ce12" table:formula="of:=[.C9]-[.B21]*[.$B$12]*[.B23]" office:value-type="float" office:value="571.2" calcext:value-type="float">
            <text:p>571.2</text:p>
          </table:table-cell>
          <table:table-cell table:style-name="ce12" table:formula="of:=[.B4]-[.$B$34]" office:value-type="float" office:value="504.8" calcext:value-type="float">
            <text:p>504.8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right</text:p>
          </table:table-cell>
          <table:table-cell table:style-name="ce8" table:formula="of:=IF([.$B$33];[.D39];[.C39])" office:value-type="float" office:value="1008.2" calcext:value-type="float">
            <text:p>1008.2</text:p>
          </table:table-cell>
          <table:table-cell table:style-name="ce12" table:formula="of:=[.B9]+[.B25]*[.$B$12]*[.B27]" office:value-type="float" office:value="961.4" calcext:value-type="float">
            <text:p>961.4</text:p>
          </table:table-cell>
          <table:table-cell table:style-name="ce12" table:formula="of:=[.B5]+[.$B$34]" office:value-type="float" office:value="1008.2" calcext:value-type="float">
            <text:p>1008.2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office:value-type="string" calcext:value-type="string">
            <text:p>bottom</text:p>
          </table:table-cell>
          <table:table-cell table:style-name="ce8" table:formula="of:=IF([.$B$33];[.D40];[.C40])" office:value-type="float" office:value="1675.2" calcext:value-type="float">
            <text:p>1675.2</text:p>
          </table:table-cell>
          <table:table-cell table:style-name="ce12" table:formula="of:=[.C9]+[.B29]*[.$B$12]*[.B31]" office:value-type="float" office:value="1741.6" calcext:value-type="float">
            <text:p>1741.6</text:p>
          </table:table-cell>
          <table:table-cell table:style-name="ce12" table:formula="of:=[.B6]+[.$B$34]" office:value-type="float" office:value="1675.2" calcext:value-type="float">
            <text:p>1675.2</text:p>
          </table:table-cell>
          <table:table-cell table:number-columns-repeated="2"/>
          <table:covered-table-cell table:number-columns-repeated="8"/>
        </table:table-row>
        <table:table-row table:style-name="ro1">
          <table:table-cell table:style-name="Default" table:number-columns-repeated="2"/>
          <table:table-cell table:number-columns-repeated="4"/>
          <table:covered-table-cell table:number-columns-repeated="8"/>
        </table:table-row>
        <table:table-row table:style-name="ro1">
          <table:table-cell office:value-type="string" calcext:value-type="string">
            <text:p>Bounds scaled X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top left</text:p>
          </table:table-cell>
          <table:table-cell table:style-name="ce9" table:formula="of:=[.B37]" office:value-type="float" office:value="-167.2" calcext:value-type="float">
            <text:p>-167.2</text:p>
          </table:table-cell>
          <table:table-cell table:style-name="ce9" table:formula="of:=[.B38]" office:value-type="float" office:value="504.8" calcext:value-type="float">
            <text:p>504.8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bottom left</text:p>
          </table:table-cell>
          <table:table-cell table:style-name="ce9" table:formula="of:=[.B37]" office:value-type="float" office:value="-167.2" calcext:value-type="float">
            <text:p>-167.2</text:p>
          </table:table-cell>
          <table:table-cell table:style-name="ce9" table:formula="of:=[.B40]" office:value-type="float" office:value="1675.2" calcext:value-type="float">
            <text:p>1675.2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bottom right</text:p>
          </table:table-cell>
          <table:table-cell table:style-name="ce9" table:formula="of:=[.B39]" office:value-type="float" office:value="1008.2" calcext:value-type="float">
            <text:p>1008.2</text:p>
          </table:table-cell>
          <table:table-cell table:style-name="ce9" table:formula="of:=[.B40]" office:value-type="float" office:value="1675.2" calcext:value-type="float">
            <text:p>1675.2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top right</text:p>
          </table:table-cell>
          <table:table-cell table:style-name="ce9" table:formula="of:=[.B39]" office:value-type="float" office:value="1008.2" calcext:value-type="float">
            <text:p>1008.2</text:p>
          </table:table-cell>
          <table:table-cell table:style-name="ce9" table:formula="of:=[.B38]" office:value-type="float" office:value="504.8" calcext:value-type="float">
            <text:p>504.8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top left</text:p>
          </table:table-cell>
          <table:table-cell table:style-name="ce9" table:formula="of:=[.B37]" office:value-type="float" office:value="-167.2" calcext:value-type="float">
            <text:p>-167.2</text:p>
          </table:table-cell>
          <table:table-cell table:style-name="ce9" table:formula="of:=[.B38]" office:value-type="float" office:value="504.8" calcext:value-type="float">
            <text:p>504.8</text:p>
          </table:table-cell>
          <table:table-cell table:number-columns-repeated="3"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21:47:26.658572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3:38:33.127577559</meta:creation-date>
    <dc:date>2017-09-09T22:55:07.008788622</dc:date>
    <meta:editing-duration>PT3H40M8S</meta:editing-duration>
    <meta:editing-cycles>10</meta:editing-cycles>
    <meta:generator>LibreOffice/5.1.6.2$Linux_X86_64 LibreOffice_project/1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2cm" svg:height="9.749cm" xlink:href=".." xlink:type="simple" chart:class="chart:scatter" chart:style-name="ch1">
        <chart:legend chart:legend-position="end" svg:x="12.54cm" svg:y="3.828cm" style:legend-expansion="high" chart:style-name="ch2"/>
        <chart:plot-area chart:style-name="ch3" table:cell-range-address="Sheet1.B43:Sheet1.C47 Sheet1.A42:Sheet1.A42 Sheet1.D2:Sheet1.D2 Sheet1.F3:Sheet1.F7 Sheet1.A14:Sheet1.A14 Sheet1.C15:Sheet1.C15 Sheet1.A8:Sheet1.A8 Sheet1.C9:Sheet1.C9" chart:data-source-has-labels="row" svg:x="0.334cm" svg:y="0.194cm" svg:width="11.872cm" svg:height="9.361cm">
          <chartooo:coordinate-region svg:x="1.141cm" svg:y="0.842cm" svg:width="10.508cm" svg:height="8.51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43:Sheet1.C47" chart:label-cell-address="Sheet1.A42:Sheet1.A42" chart:class="chart:scatter">
            <chart:domain table:cell-range-address="Sheet1.B43:Sheet1.B47"/>
            <chart:data-point chart:repeated="5"/>
          </chart:series>
          <chart:series chart:style-name="ch9" chart:values-cell-range-address="Sheet1.F3:Sheet1.F7" chart:label-cell-address="Sheet1.D2:Sheet1.D2" chart:class="chart:scatter">
            <chart:domain table:cell-range-address="Sheet1.E3:Sheet1.E7"/>
            <chart:data-point chart:repeated="5"/>
          </chart:series>
          <chart:series chart:style-name="ch10" chart:values-cell-range-address="Sheet1.C15:Sheet1.C15" chart:label-cell-address="Sheet1.A14:Sheet1.A14" chart:class="chart:scatter">
            <chart:domain table:cell-range-address="Sheet1.B15:Sheet1.B15"/>
            <chart:data-point/>
          </chart:series>
          <chart:series chart:style-name="ch11" chart:values-cell-range-address="Sheet1.C9:Sheet1.C9" chart:label-cell-address="Sheet1.A8:Sheet1.A8" chart:class="chart:scatter">
            <chart:domain table:cell-range-address="Sheet1.B9:Sheet1.B9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ounds scaled XY</text:p>
                <draw:g>
                  <svg:desc>Sheet1.A42:Sheet1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ounds XY</text:p>
                <draw:g>
                  <svg:desc>Sheet1.D2:Sheet1.D2</svg:desc>
                </draw:g>
              </table:table-cell>
              <table:table-cell office:value-type="string">
                <text:p/>
              </table:table-cell>
              <table:table-cell office:value-type="string">
                <text:p>Centre</text:p>
                <draw:g>
                  <svg:desc>Sheet1.A14:Sheet1.A14</svg:desc>
                </draw:g>
              </table:table-cell>
              <table:table-cell office:value-type="string">
                <text:p/>
              </table:table-cell>
              <table:table-cell office:value-type="string">
                <text:p>Origin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7.2">
                <text:p>-167.2</text:p>
                <draw:g>
                  <svg:desc>Sheet1.B43:Sheet1.B47</svg:desc>
                </draw:g>
              </table:table-cell>
              <table:table-cell office:value-type="float" office:value="504.8">
                <text:p>504.8</text:p>
                <draw:g>
                  <svg:desc>Sheet1.C43:Sheet1.C47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672">
                <text:p>672</text:p>
                <draw:g>
                  <svg:desc>Sheet1.F3:Sheet1.F7</svg:desc>
                </draw:g>
              </table:table-cell>
              <table:table-cell office:value-type="float" office:value="420.5">
                <text:p>420.5</text:p>
                <draw:g>
                  <svg:desc>Sheet1.B15:Sheet1.B15</svg:desc>
                </draw:g>
              </table:table-cell>
              <table:table-cell office:value-type="float" office:value="1090">
                <text:p>1090</text:p>
                <draw:g>
                  <svg:desc>Sheet1.C15:Sheet1.C15</svg:desc>
                </draw:g>
              </table:table-cell>
              <table:table-cell office:value-type="float" office:value="540">
                <text:p>540</text:p>
                <draw:g>
                  <svg:desc>Sheet1.B9:Sheet1.B9</svg:desc>
                </draw:g>
              </table:table-cell>
              <table:table-cell office:value-type="float" office:value="924">
                <text:p>924</text:p>
                <draw:g>
                  <svg:desc>Sheet1.C9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7.2">
                <text:p>-167.2</text:p>
              </table:table-cell>
              <table:table-cell office:value-type="float" office:value="1675.2">
                <text:p>1675.2</text:p>
              </table:table-cell>
              <table:table-cell office:value-type="float" office:value="0">
                <text:p>0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2">
                <text:p>1008.2</text:p>
              </table:table-cell>
              <table:table-cell office:value-type="float" office:value="1675.2">
                <text:p>1675.2</text:p>
              </table:table-cell>
              <table:table-cell office:value-type="float" office:value="841">
                <text:p>841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2">
                <text:p>1008.2</text:p>
              </table:table-cell>
              <table:table-cell office:value-type="float" office:value="504.8">
                <text:p>504.8</text:p>
              </table:table-cell>
              <table:table-cell office:value-type="float" office:value="841">
                <text:p>841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7.2">
                <text:p>-167.2</text:p>
              </table:table-cell>
              <table:table-cell office:value-type="float" office:value="504.8">
                <text:p>504.8</text:p>
              </table:table-cell>
              <table:table-cell office:value-type="float" office:value="0">
                <text:p>0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